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nt of this tutorial:</text:p>
      <text:p text:style-name="Standard"/>
      <text:p text:style-name="Standard">The script break_data_send_to_ind_sie_ala_bring_back.py is to be run on the local host. <text:s/>It breaks the Data file (Data.txt) which contains 10000 numbers into three files, Data_part_1.txt, Data_part_2.txt and Data_part_3.txt and sends them to india, sierra and alamo respectively and has them sorted and returned back to the local host as Sorted_Data1.txt, Sorted_Data2.txt and Sorted_Data_3.txt <text:s/>(in the path //localhost/tmp/)</text:p>
      <text:p text:style-name="Standard"/>
      <text:p text:style-name="Standard"/>
      <text:p text:style-name="Standard"><text:span text:style-name="T1">Artifacts: <text:s/>(</text:span>place them all in the home directory of the local host)</text:p>
      <text:p text:style-name="Standard"/>
      <text:p text:style-name="Standard">Data.txt <text:s text:c="4"/>(Datafile with 10,000 numbers which is to be broken into 3 files )</text:p>
      <text:p text:style-name="Standard">insertion_sort.py <text:s/>(Simple python script that implements the insertion sort algorithm. Sent to India, <text:s text:c="3"/><text:tab/><text:tab/><text:tab/> <text:s text:c="5"/>Sierra and Alamo via the Saga Job Api)</text:p>
      <text:p text:style-name="Standard"/>
      <text:p text:style-name="Standard">scatter_india.sh , scatter_sierra.sh, scatter_alamo.sh <text:s/>: (shell scripts to set the environment (correct python version and saga-python version ) and run the insertion_sort.py on India, Sierra and Alamo respectively.)</text:p>
      <text:p text:style-name="Standard"/>
      <text:p text:style-name="Standard">break_data_send_to_ind_sie_ala_bring_back.py <text:s/>(controlling script that launches the jobs and brings back the sorted data.)</text:p>
      <text:p text:style-name="Standard"/>
      <text:p text:style-name="P3">Before you decide to run the tutorial note that:</text:p>
      <text:list xml:id="list1210260159" text:style-name="L1">
        <text:list-item>
          <text:p text:style-name="P1">Make sure you have access to the future grid machines. (your ssh public key must be added to the known list on Futuregrid.)</text:p>
        </text:list-item>
        <text:list-item>
          <text:p text:style-name="P1">I am using the the Saga-python 0.9.3 version</text:p>
        </text:list-item>
      </text:list>
      <text:p text:style-name="Standard"/>
      <text:p text:style-name="P3">Instructions to run the tutorial:</text:p>
      <text:p text:style-name="Standard"/>
      <text:list xml:id="list2016353720" text:style-name="L2">
        <text:list-item>
          <text:p text:style-name="P2">keep all the artifacts in the home directory</text:p>
        </text:list-item>
        <text:list-item>
          <text:p text:style-name="P2">Make sure u create a directory sort_related in home directory of each, India, Sierra and Alamo.</text:p>
        </text:list-item>
        <text:list-item>
          <text:p text:style-name="P4">virtualenv $HOME/tutorial</text:p>
          <text:p text:style-name="P5">or</text:p>
          <text:p text:style-name="P4">curl --insecure -s https://raw.github.com/pypa/virtualenv/master/virtualenv.py | python - $HOME/tutorial</text:p>
        </text:list-item>
        <text:list-item>
          <text:p text:style-name="P4">source $HOME/tutorial/bin/activate</text:p>
        </text:list-item>
        <text:list-item>
          <text:p text:style-name="P4">pip install saga-python</text:p>
        </text:list-item>
        <text:list-item>
          <text:p text:style-name="P4">python break_data_send_to_ind_sie_ala_bring_back.py -i Data.txt -o Sorted.tx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3:24:37</meta:creation-date>
    <dc:date>2013-05-16T13:55:20</dc:date>
    <meta:editing-duration>PT12M3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9" meta:word-count="250" meta:character-count="1189" meta:non-whitespace-character-count="1515"/>
  </office:meta>
</office:document-meta>
</file>